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15.636875cm"/>
    </style:style>
    <style:style style:name="ro1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8">
            <text:p>Verify that Password is required field on log in page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4. Search the db for existing username (or register one user for testing purpouses)</text:p>
          </table:table-cell>
          <table:table-cell office:value-type="string" table:style-name="ce3">
            <text:p>The username is foun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5. Enter previously found username in "Username" field</text:p>
          </table:table-cell>
          <table:table-cell office:value-type="string" table:style-name="ce3">
            <text:p>Username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 Click on "Log in" button</text:p>
          </table:table-cell>
          <table:table-cell office:value-type="string" table:style-name="ce4">
            <text:p>Password field is red and there is a validation<text:s/></text:p>
            <text:p>message stating that the password is a required field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3:04:51Z</meta:creation-date>
    <dc:date>2022-07-01T08:34:47Z</dc:date>
  </office:meta>
</office:document-meta>
</file>